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226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iones del Sistema</text:p>
          </table:table-cell>
          <table:covered-table-cell table:number-columns-repeated="2" table:style-name="ce1"/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El sistema deberá permitir el registro de un nuevo usuario en el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El sistema deberá permitir la edición de un usuario ex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El sistema deberá permitir la eliminación de un usuario ex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El sistema deberá permitir listar a todos los usuarios y un detalle de los mismo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El sistema deberá permitir crear áreas de trabajo para un nuevo usuar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El sistema deberá permitir eliminar áreas de trabajo para un usuario exist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El sistema deberá permitir el registro de nuevos roles en el almacenamiento persisten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El sistema deberá permitir la edición de un rol exist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El sistema deberá permitir la eliminación de un rol exist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El sistema deberá permitir listar los roles existentes en el almacenamiento persist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El sistema deberá permitir iniciar sesión en el siste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El sistema deberá permitir comprobar las credenciales del usuario para el inicio de ses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El sistema deberá permitir cerrar la sesión actual del usua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El sistema deberá permitir recuperar la cuenta de usuario en caso de olvidar la contraseñ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El sistema deberá permitir reestablecer la cuenta de usuario si se solicita una recuperació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El sistema deberá permitir modificar los datos de acceso asociados al inicio de sesi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El sistema deberá permitir notificar el cambio de datos en las credenciales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El sistema deberá permitir entregar estadísticas de uso por usuario y por módu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El sistema deberá permitir visualizar la carga actual de los servido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El sistema deberá permitir visualizar la carga del sistema de co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El sistema deberá permitir visualizar los estados de trabaj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El sistema deberá permitir visualizar estadísticas relacionadas a los trabajos proces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El sistema deberá permitir calcular estadísticos sobre la data entreg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El sistema deberá permitir visualizar estadísticos sobre la data entreg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El sistema deberá permitir estimar el box plot para un set de datos d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El sistema deberá permitir visualizar el box plot gener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El sistema deberá permitir estimar histogramas por atributos en set de datos d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El sistema deberá permitir visualizar el histograma gener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El sistema deberá permitir estimar bar charts para atributos con distribución discre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El sistema deberá permitir visualizar el bar chart gener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El sistema deberá permitir estimar pie charts para atributos con distribución discre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El sistema deberá permitir visualizar el pie charts generad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El sistema deberá permitir estimar matrices de correlación para un set de datos de interé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El sistema deberá permitir visualizar el heat map generado relacionado a la matriz de correlació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El sistema deberá permitir estimar scatter plot para un set de datos de interé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El sistema deberá permitir visualizar el scatter plot gen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El sistema deberá permitir revisar el correcto estado del set de dat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El sistema deberá permitir revisar si el set de datos presenta variables discretas en sus atribut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El sistema deberá permitir revisar el formato del set de datos y chequear si viene según las características impues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El sistema deberá permitir alojar el set de datos en el área de trabajo del usu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El sistema deberá permitir implementar el algoritmo K-Means para entorno de aprendizaje no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El sistema deberá permitir implementar el algoritmo Mean Shift para entorno de aprendizaje no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El sistema deberá permitir implementar el algoritmo Affinity Propagation para entorno de aprendizaje no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El sistema deberá permitir implementar el algoritmo DBScan para entorno de aprendizaje no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El sistema deberá permitir implementar el algoritmo Aglomerativos para entorno de aprendizaje no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El sistema deberá permitir implementar el algoritmo Jerarquizado para entorno de aprendizaje no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El sistema deberá permitir implementar el algoritmo Self Organization Map para entorno de aprendizaje no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El sistema deberá permitir la evaluación de las particiones generadas mediante Coeficientes determina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El sistema deberá permitir reportar los resultados obtenidos para su posterior análisi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El sistema deberá permitir implementar el algoritmo Naive Bayes para entorno de aprendizaje supervis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El sistema deberá permitir implementar el algoritmo KNN para entorno de aprendizaje supervis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El sistema deberá permitir implementar el algoritmo Random Forest para entorno de aprendizaje supervis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El sistema deberá permitir implementar el algoritmo AdaBoost para entorno de aprendizaje supervisa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El sistema deberá permitir implementar el algoritmo SVM para entorno de aprendizaje supervisad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El sistema deberá permitir implementar el algoritmo NuSVC para entorno de aprendizaje supervis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El sistema deberá permitir implementar el algoritmo MLP para entorno de aprendizaje supervis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El sistema deberá permitir implementar el algoritmo Árboles de decisión para entorno de aprendizaje supervisad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El sistema deberá permitir implementar los algoritmos de validación cruzada para cada algoritm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El sistema deberá permitir implementar los algoritmos de validación LOU para cada algoritm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El sistema deberá permitir estimar la curva roc para el modelo resulta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El sistema deberá permitir estimar la curva de validación para el modelo resultan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El sistema deberá permitir estimar la matriz de confusión para el modelo resultan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El sistema deberá permitir estimar las medidas de desempeño obtenidas para el modelo resultan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El sistema deberá permitir alojar los resultados obtenidos en el job relacionado al área de trab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El sistema deberá permitir la implementación del algoritmo PCA y exponer los resultados generad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El sistema deberá permitir la implementación de la evaluación de características mediante Importancia en Random For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El sistema deberá permitir la implementación de los algoritmos referentes a mutual infor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El sistema deberá permitir implementar y analizar los resultados de análisis de correlacion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El sistema deberá permitir la implementación de métodos bayesianos para análisis de característic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El sistema deberá permitir el registro de nuevos procesos en sistema de colas y establecer las configuraciones sobre el mis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El sistema deberá permitir modificar los procesos encolados, cambiarles estados, modificar prioridades, etc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El sistema deberá permitir remover procesos en sistemas de colas e identificar las consecuencias del hech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El sistema deberá permitir consultar los procesos en sistema de colas y exponer las características de ello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El sistema deberá permitir notificar a los usuarios los estados de los proceso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El sistema deberá permitir la notificación a los usuarios cuando un job final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El sistema deberá permitir la revisión constante de los procesos encol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El sistema deberá permitir la notificación de nuevos mensajes a usuarios vía email o notificación pu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El sistema deberá permitir configurar y condicionar las notificaciones que se emit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El sistema deberá permitir generar notificaciones generales a todos los usuarios existe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El sistema deberá permitir responder <text:s/>a las solicitudes de consulta de datos desde el sistema de almacenamiento persist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El sistema deberá permitir registrar nuevos elementos en el sistema de almacenamiento persist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El sistema deberá permitir editar registros y mantener la concordancia de las relaciones asociadas al sistema de almacenamiento persist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El sistema deberá permitir eliminar registros en el sistema de almacenamiento persist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28:39.598361836</meta:creation-date>
    <dc:date>2018-09-21T16:21:41.118036124</dc:date>
    <meta:editing-duration>PT27M47S</meta:editing-duration>
    <meta:editing-cycles>5</meta:editing-cycles>
    <meta:generator>LibreOffice/5.1.6.2$Linux_X86_64 LibreOffice_project/10m0$Build-2</meta:generator>
    <meta:document-statistic meta:table-count="1" meta:cell-count="277" meta:object-count="0"/>
  </office:meta>
</office:document-meta>
</file>